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2.81516666666667cm"/>
    </style:style>
    <style:style style:name="co4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wdata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ataset</text:p>
          </table:table-cell>
          <table:table-cell table:number-columns-repeated="2" table:style-name="ce1"/>
          <table:table-cell office:value-type="string" table:style-name="ce1">
            <text:p>Descriptive Static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udent</text:p>
          </table:table-cell>
          <table:table-cell office:value-type="string" table:style-name="ce1">
            <text:p>Score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95" table:formula="of:=MAX([.B3:.B12])" table:style-name="ce1">
            <text:p>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udent 1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65" table:formula="of:=MIN([.B3:.B12])" table:style-name="ce1">
            <text:p>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udent 2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string" table:style-name="ce1">
            <text:p>Range</text:p>
          </table:table-cell>
          <table:table-cell office:value-type="float" office:value="30" table:formula="of:=MAX([.B3:.B12])-MIN([.B3:.B12])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udent 3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1">
            <text:p>Avarege<text:s/></text:p>
          </table:table-cell>
          <table:table-cell office:value-type="float" office:value="78.5" table:formula="of:=AVERAGE([.B3:.B12])" table:style-name="ce1">
            <text:p>78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udent 4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string" table:style-name="ce1">
            <text:p>Median</text:p>
          </table:table-cell>
          <table:table-cell office:value-type="float" office:value="77.5" table:formula="of:=MEDIAN([.B3:.B12])" table:style-name="ce1">
            <text:p>77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udent 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string" table:style-name="ce1">
            <text:p>Mode</text:p>
          </table:table-cell>
          <table:table-cell office:value-type="float" office:value="70" table:formula="of:=MODE([.B3:.B12])" table:style-name="ce1">
            <text:p>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udent 6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Standard Deviation</text:p>
          </table:table-cell>
          <table:table-cell office:value-type="float" office:value="8.9582364335844584" table:formula="of:=STDEVP([.B3:.B12])" table:style-name="ce2">
            <text:p>8.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udent 7</text:p>
          </table:table-cell>
          <table:table-cell office:value-type="float" office:value="75" table:style-name="ce1">
            <text:p>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udent 8</text:p>
          </table:table-cell>
          <table:table-cell office:value-type="float" office:value="80" table:style-name="ce1">
            <text:p>8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udent 9</text:p>
          </table:table-cell>
          <table:table-cell office:value-type="float" office:value="95" table:style-name="ce1">
            <text:p>9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udent 10</text:p>
          </table:table-cell>
          <table:table-cell office:value-type="float" office:value="70" table:style-name="ce1">
            <text:p>70</text:p>
          </table:table-cell>
          <table:table-cell table:number-columns-repeated="16382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hana merawi</meta:initial-creator>
    <dc:creator>hana merawi</dc:creator>
    <meta:creation-date>2026-03-25T14:26:38Z</meta:creation-date>
    <dc:date>2026-03-25T18:57:39Z</dc:date>
  </office:meta>
</office:document-meta>
</file>